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Hack" svg:font-family="Hack"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Liberation Serif" svg:font-family="'Liberation Serif'"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Bebas Neue Pro" svg:font-family="'Bebas Neue Pro'" style:font-adornments="Обычный" style:font-family-generic="swiss" style:font-pitch="variable"/>
    <style:font-face style:name="Bebas Neue Pro Expanded" svg:font-family="'Bebas Neue Pro Expanded'" style:font-adornments="Жирный" style:font-family-generic="swiss" style:font-pitch="variable"/>
    <style:font-face style:name="Calibri Light" svg:font-family="'Calibri Light'" style:font-adornments="Жирный" style:font-family-generic="swiss" style:font-pitch="variable"/>
    <style:font-face style:name="Calibri Light1" svg:font-family="'Calibri Light'" style:font-adornments="Обычный"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_5f_paragraph">
      <style:text-properties officeooo:rsid="000b6686" officeooo:paragraph-rsid="000b6686"/>
    </style:style>
    <style:style style:name="P2" style:family="paragraph" style:parent-style-name="_5f_text">
      <style:text-properties officeooo:paragraph-rsid="0003ce86"/>
    </style:style>
    <style:style style:name="P3" style:family="paragraph" style:parent-style-name="_5f_text">
      <style:text-properties fo:font-weight="bold" officeooo:paragraph-rsid="0008d661" style:font-weight-asian="bold" style:font-weight-complex="bold"/>
    </style:style>
    <style:style style:name="P4" style:family="paragraph" style:parent-style-name="_5f_text">
      <style:text-properties fo:language="ru" fo:country="RU" officeooo:rsid="001031c9" officeooo:paragraph-rsid="001031c9"/>
    </style:style>
    <style:style style:name="P5" style:family="paragraph" style:parent-style-name="_5f_text">
      <style:text-properties fo:language="ru" fo:country="RU" officeooo:rsid="0010337a" officeooo:paragraph-rsid="0010337a"/>
    </style:style>
    <style:style style:name="P6" style:family="paragraph" style:parent-style-name="_5f_text">
      <style:text-properties officeooo:paragraph-rsid="000cede0"/>
    </style:style>
    <style:style style:name="P7" style:family="paragraph" style:parent-style-name="_5f_text">
      <style:text-properties officeooo:paragraph-rsid="0010337a"/>
    </style:style>
    <style:style style:name="P8" style:family="paragraph" style:parent-style-name="_5f_code">
      <style:text-properties officeooo:paragraph-rsid="001031c9"/>
    </style:style>
    <style:style style:name="P9" style:family="paragraph" style:parent-style-name="_5f_code">
      <style:text-properties fo:language="en" fo:country="US" officeooo:rsid="001031c9" officeooo:paragraph-rsid="001031c9"/>
    </style:style>
    <style:style style:name="T1" style:family="text">
      <style:text-properties style:font-name="Calibri Light1" fo:font-size="11pt" fo:language="ru" fo:country="RU" fo:font-weight="250"/>
    </style:style>
    <style:style style:name="T2" style:family="text">
      <style:text-properties style:font-name="Calibri Light1" fo:font-size="11pt" fo:language="ru" fo:country="RU" fo:font-weight="250" officeooo:rsid="00052e30"/>
    </style:style>
    <style:style style:name="T3" style:family="text">
      <style:text-properties style:font-name="Calibri Light1" fo:font-size="11pt" fo:language="ru" fo:country="RU" fo:font-weight="250" officeooo:rsid="0005b6d6"/>
    </style:style>
    <style:style style:name="T4" style:family="text">
      <style:text-properties style:font-name="Calibri Light1" fo:font-size="11pt" fo:language="ru" fo:country="RU" fo:font-weight="250" officeooo:rsid="000cede0"/>
    </style:style>
    <style:style style:name="T5" style:family="text">
      <style:text-properties style:font-name="Calibri Light1" fo:font-size="11pt" fo:language="ru" fo:country="RU" fo:font-weight="250" officeooo:rsid="0010337a"/>
    </style:style>
    <style:style style:name="T6" style:family="text">
      <style:text-properties style:font-name="Calibri Light1" fo:font-size="11pt" fo:language="ru" fo:country="RU" fo:font-weight="250" officeooo:rsid="00121a00"/>
    </style:style>
    <style:style style:name="T7" style:family="text">
      <style:text-properties style:font-name="Calibri Light1" fo:font-size="11pt" fo:language="ru" fo:country="RU" fo:font-weight="250" officeooo:rsid="0013baf6"/>
    </style:style>
    <style:style style:name="T8" style:family="text">
      <style:text-properties style:font-name="Calibri Light1" fo:font-size="11pt" fo:language="en" fo:country="US" fo:font-weight="250" officeooo:rsid="000cede0"/>
    </style:style>
    <style:style style:name="T9" style:family="text">
      <style:text-properties style:font-name="Calibri Light1" fo:font-size="11pt" fo:language="en" fo:country="US" fo:font-weight="250" officeooo:rsid="0010337a"/>
    </style:style>
    <style:style style:name="T10" style:family="text">
      <style:text-properties fo:language="ru" fo:country="RU"/>
    </style:style>
    <style:style style:name="T11" style:family="text">
      <style:text-properties fo:language="ru" fo:country="RU" officeooo:rsid="00052e30"/>
    </style:style>
    <style:style style:name="T12" style:family="text">
      <style:text-properties fo:language="ru" fo:country="RU" officeooo:rsid="001031c9"/>
    </style:style>
    <style:style style:name="T13" style:family="text">
      <style:text-properties fo:language="ru" fo:country="RU" officeooo:rsid="0010337a"/>
    </style:style>
    <style:style style:name="T14" style:family="text">
      <style:text-properties fo:language="en" fo:country="US" officeooo:rsid="001031c9"/>
    </style:style>
    <style:style style:name="T15" style:family="text">
      <style:text-properties style:font-name="Hack" fo:font-size="9pt" fo:language="ru" fo:country="RU" fo:font-weight="normal" officeooo:rsid="001031c9"/>
    </style:style>
    <style:style style:name="T16" style:family="text">
      <style:text-properties officeooo:rsid="0010337a"/>
    </style:style>
    <style:style style:name="T17" style:family="text">
      <style:text-properties officeooo:rsid="0013ba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_5f_paragraph"><text:a xlink:type="simple" xlink:href="https://codex.wordpress.org/Иерархия_шаблонов" text:style-name="Internet_20_link" text:visited-style-name="Visited_20_Internet_20_Link">https://codex.wordpress.org/Иерархия_шаблонов</text:a></text:p>
      <text:p text:style-name="_5f_heading_5f_top">Теория</text:p>
      <text:p text:style-name="_5f_text">WordPress использует GET запрос, чтобы определить какой шаблон или набор шаблонов использовать для отображения страницы. Запрс анализируется и сравнивается с таблицой слагов. По этой таблице WordPress определяет каой тип информации был запроше (пост или таксономия или страница). Далее идет поиск шаблонов (php файлов) по схеме шаблонов до тех пор, пока нужный шаблон не будет найден. Его из загружают. Неудачный поиск заканчивается загрузкой файла index.php.</text:p>
      <text:p text:style-name="_5f_text">Логически размышляя все шаблоны должны присутствовать. А в файле <text:s/>index.php должна быть <text:span text:style-name="T11">Запись «ШАБЛОН НЕ НАЙДЕН»</text:span><text:span text:style-name="T2">. </text:span><text:span text:style-name="T3">Это логично. Обучение должно начинаться не с <text:s/>index.php , а с home.php.</text:span></text:p>
      <text:p text:style-name="_5f_text"><text:span text:style-name="T7">Последняя схема запутанная. Проще смотреть символьные строки шаблонов. </text:span>Например:</text:p>
      <text:p text:style-name="P3">taxonomy-{taxonomy}-{term}.php -&gt; <text:s/>taxonomy-{taxonomy}.php -&gt; taxonomy.php -&gt; index.php</text:p>
      <text:p text:style-name="P6"><text:span text:style-name="T4">При выборе ветки по которой происходит анализ наличия шаблонов </text:span><text:span text:style-name="T8">WordPress </text:span><text:span text:style-name="T4">знает по анализу </text:span><text:span text:style-name="T8">GET </text:span><text:span text:style-name="T4">запроса что содержится в запросе. В шаблоне можно запросить и распечатать объект запроса:</text:span></text:p>
      <text:p text:style-name="_5f_code">&lt;?php</text:p>
      <text:p text:style-name="_5f_code"><text:s text:c="2"/>$queried_object = get_queried_object();</text:p>
      <text:p text:style-name="_5f_code"><text:s text:c="2"/>print_r($queried_object);</text:p>
      <text:p text:style-name="_5f_code"><text:s text:c="2"/>print_r($queried_object-&gt;name);</text:p>
      <text:p text:style-name="_5f_code">?&gt;</text:p>
      <text:p text:style-name="_5f_code"/>
      <text:p text:style-name="P4">Цикл в шаблоне</text:p>
      <text:p text:style-name="_5f_code">&lt;?php</text:p>
      <text:p text:style-name="_5f_code">$args = array('post_type' =&gt; 'movies', 'posts_per_page' =&gt; 10);</text:p>
      <text:p text:style-name="P9"># <text:span text:style-name="T10">запрос из базы данных записей</text:span></text:p>
      <text:p text:style-name="_5f_code">$the_query = new WP_Query($args);</text:p>
      <text:p text:style-name="_5f_code">?&gt;</text:p>
      <text:p text:style-name="P8"><text:span text:style-name="T14"># </text:span><text:span text:style-name="T12">если запис</text:span><text:span text:style-name="T15">и есть, то</text:span></text:p>
      <text:p text:style-name="_5f_code">&lt;?php if ($the_query-&gt;have_posts()) : ?&gt;</text:p>
      <text:p text:style-name="P8"><text:span text:style-name="T14"><text:s text:c="4"/># </text:span><text:span text:style-name="T12">пока есть записи</text:span></text:p>
      <text:p text:style-name="P8"><text:s text:c="4"/>&lt;?php while ($the_query-&gt;have_posts()) : </text:p>
      <text:p text:style-name="P8"><text:s text:c="8"/><text:span text:style-name="T14"># </text:span><text:span text:style-name="T12">берём очередную запись</text:span></text:p>
      <text:p text:style-name="P8"><text:s text:c="8"/>$the_query-&gt;the_post(); ?&gt;</text:p>
      <text:p text:style-name="P8"><text:s text:c="8"/><text:span text:style-name="T14"># </text:span><text:span text:style-name="T12">работаем с записью</text:span></text:p>
      <text:p text:style-name="_5f_code"><text:s text:c="8"/>&lt;h2&gt;&lt;?php the_title(); ?&gt;&lt;/h2&gt;</text:p>
      <text:p text:style-name="_5f_code"><text:s text:c="8"/>&lt;div class="entry-content"&gt;</text:p>
      <text:p text:style-name="_5f_code"><text:s text:c="12"/>&lt;?php the_content(); ?&gt;</text:p>
      <text:p text:style-name="_5f_code"><text:s text:c="12"/>&lt;?php the_terms( $post-&gt;ID, 'genres', 'Таксономия: ', ', ', ' ' ); ?&gt;</text:p>
      <text:p text:style-name="_5f_code"><text:s text:c="8"/>&lt;/div&gt;</text:p>
      <text:p text:style-name="_5f_code"><text:s text:c="4"/>&lt;?php endwhile; ?&gt;</text:p>
      <text:p text:style-name="_5f_code"><text:s text:c="4"/><text:span text:style-name="T14"># </text:span><text:span text:style-name="T12">обнуляем все глобальные переменные после работы</text:span></text:p>
      <text:p text:style-name="_5f_code"><text:s text:c="4"/>&lt;?php wp_reset_postdata(); ?&gt;</text:p>
      <text:p text:style-name="_5f_code">&lt;?php else : ?&gt;</text:p>
      <text:p text:style-name="_5f_code"><text:s text:c="4"/>&lt;p&gt;&lt;?php _e('Записи не найдены.'); ?&gt;&lt;/p&gt;</text:p>
      <text:p text:style-name="_5f_code">&lt;?php endif; ?&gt;</text:p>
      <text:p text:style-name="P4">Если ссылка на одну запись, то <text:span text:style-name="T16">цикла не нежно</text:span></text:p>
      <text:p text:style-name="P5">Шаблонами можно рулить</text:p>
      <text:p text:style-name="_5f_code">// Extend the hierarchy</text:p>
      <text:p text:style-name="_5f_code">function add_posttype_slug_template( $templates )</text:p>
      <text:p text:style-name="_5f_code">{</text:p>
      <text:p text:style-name="_5f_code"/>
      <text:p text:style-name="_5f_code"><text:s text:c="4"/>$object = get_queried_object();</text:p>
      <text:p text:style-name="_5f_code"/>
      <text:p text:style-name="_5f_code"><text:s text:c="4"/>// New </text:p>
      <text:p text:style-name="_5f_code"><text:s text:c="4"/>$templates[] = "single-{$object-&gt;post_type}-{$object-&gt;post_name}.php";</text:p>
      <text:p text:style-name="_5f_code"><text:s text:c="4"/>// Like in core</text:p>
      <text:p text:style-name="_5f_code"><text:s text:c="4"/>$templates[] = "single-{$object-&gt;post_type}.php";</text:p>
      <text:p text:style-name="_5f_code"><text:soft-page-break/><text:s text:c="4"/>$templates[] = "single.php";</text:p>
      <text:p text:style-name="_5f_code"/>
      <text:p text:style-name="_5f_code"><text:s text:c="4"/>return locate_template( $templates ); <text:s text:c="3"/></text:p>
      <text:p text:style-name="_5f_code">}</text:p>
      <text:p text:style-name="_5f_code">// Now we add the filter to the appropriate hook</text:p>
      <text:p text:style-name="_5f_code">function intercept_template_hierarchy()</text:p>
      <text:p text:style-name="_5f_code">{</text:p>
      <text:p text:style-name="_5f_code"><text:s text:c="4"/>add_filter( 'single_template', 'add_posttype_slug_template', 10, 1 );</text:p>
      <text:p text:style-name="_5f_code">}</text:p>
      <text:p text:style-name="_5f_code">add_action( 'template_redirect', 'intercept_template_hierarchy', 20 );</text:p>
      <text:p text:style-name="P7"><text:span text:style-name="T13">Это как пример. Когда происходит выбор шаблона (template_redirect) включаем фильтр если идет ветка </text:span><text:span text:style-name="T5">одиночного поста (</text:span><text:span text:style-name="T9">is_single</text:span><text:span text:style-name="T5">). Перехватываем управление. </text:span><text:span text:style-name="T6">Анализируем какой тип записи и подменяем название шаблона. Но на данный момент уже есть шаблон с другим типом записи, Но принцип понятен.</text:span></text:p>
      <text:p text:style-name="P4"/>
      <text:p text:style-name="P4"/>
      <text:p text:style-name="P4"/>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Hack" svg:font-family="Hack"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Liberation Serif" svg:font-family="'Liberation Serif'"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Bebas Neue Pro" svg:font-family="'Bebas Neue Pro'" style:font-adornments="Обычный" style:font-family-generic="swiss" style:font-pitch="variable"/>
    <style:font-face style:name="Bebas Neue Pro Expanded" svg:font-family="'Bebas Neue Pro Expanded'" style:font-adornments="Жирный" style:font-family-generic="swiss" style:font-pitch="variable"/>
    <style:font-face style:name="Calibri Light" svg:font-family="'Calibri Light'" style:font-adornments="Жирный" style:font-family-generic="swiss" style:font-pitch="variable"/>
    <style:font-face style:name="Calibri Light1" svg:font-family="'Calibri Light'" style:font-adornments="Обычный"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2" style:display-name="Heading 2" style:family="paragraph" style:parent-style-name="Standard" style:default-outline-level="2"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left="0.499cm" fo:margin-right="0cm" fo:margin-top="0.4cm" fo:margin-bottom="0cm" style:contextual-spacing="false" fo:line-height="115%" fo:orphans="0" fo:widows="0" fo:hyphenation-ladder-count="no-limit" fo:text-indent="0cm" style:auto-text-indent="false" fo:keep-with-next="always" text:number-lines="false" text:line-number="0" style:vertical-align="baseline"/>
      <style:text-properties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5" style:display-name="Heading 5" style:family="paragraph" style:parent-style-name="Standard" style:default-outline-level="5"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106cm" fo:margin-bottom="0.106cm" style:contextual-spacing="false" fo:line-height="115%" fo:orphans="0" fo:widows="0" fo:hyphenation-ladder-count="no-limit" fo:text-indent="-2.03cm" style:auto-text-indent="false" fo:keep-with-next="always" text:number-lines="false" text:line-number="0" style:vertical-align="baseline"/>
      <style:text-properties style:font-name="InputSansCompressed" fo:font-family="InputSansCompressed" style:font-family-generic="roman" style:font-pitch="variable" fo:font-size="12pt" fo:font-style="italic" fo:font-weight="bold" style:font-name-asian="Microsoft YaHei" style:font-family-asian="'Microsoft YaHei'" style:font-family-generic-asian="system" style:font-pitch-asian="variable" style:font-size-asian="12pt" style:font-style-asian="italic" style:font-weight-asian="bold" style:font-name-complex="Lucida Sans" style:font-family-complex="'Lucida Sans'" style:font-family-generic-complex="system" style:font-pitch-complex="variable" style:font-size-complex="12pt" style:language-complex="en" style:country-complex="US" style:font-style-complex="italic" style:font-weight-complex="bold" fo:hyphenate="false" fo:hyphenation-remain-char-count="2" fo:hyphenation-push-char-count="2" loext:hyphenation-no-caps="false"/>
    </style:style>
    <style:style style:name="Heading_20_7" style:display-name="Heading 7" style:family="paragraph" style:parent-style-name="Standard" style:default-outline-level="7"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8" style:display-name="Heading 8" style:family="paragraph" style:parent-style-name="Standard" style:default-outline-level="8"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106cm" fo:margin-bottom="0.106cm" style:contextual-spacing="false" fo:line-height="115%" fo:orphans="0" fo:widows="0" fo:hyphenation-ladder-count="no-limit" fo:text-indent="-2.792cm" style:auto-text-indent="false" fo:keep-with-next="always" text:number-lines="false" text:line-number="0" style:vertical-align="baseline"/>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 style:font-family-complex="'Lucida Sans'" style:font-family-generic-complex="system" style:font-pitch-complex="variable" style:font-size-complex="10.5pt" style:language-complex="en" style:country-complex="US" style:font-weight-complex="bold"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5f_text" style:display-name="_text" style:family="paragraph" style:parent-style-name="_5f_paragraph">
      <style:paragraph-properties fo:margin-left="0cm" fo:margin-right="0cm" fo:margin-top="0.101cm" fo:margin-bottom="0.101cm" style:contextual-spacing="false" fo:line-height="0.45cm" fo:text-indent="0cm" style:auto-text-indent="false"/>
      <style:text-properties fo:language="zxx" fo:country="none"/>
    </style:style>
    <style:style style:name="_5f_code" style:display-name="_code" style:family="paragraph" style:master-page-name="">
      <loext:graphic-properties draw:fill="solid" draw:fill-color="#f6f8fa"/>
      <style:paragraph-properties fo:margin-left="0cm" fo:margin-right="0cm" fo:margin-top="0cm" fo:margin-bottom="0.199cm" style:contextual-spacing="true" fo:text-indent="0cm" style:auto-text-indent="false" style:page-number="auto" fo:background-color="#f6f8fa" fo:padding="0.101cm" fo:border="0.26pt solid #00a933">
        <style:tab-stops>
          <style:tab-stop style:position="0.499cm"/>
          <style:tab-stop style:position="1cm"/>
          <style:tab-stop style:position="1.499cm"/>
          <style:tab-stop style:position="2cm"/>
          <style:tab-stop style:position="2.499cm"/>
          <style:tab-stop style:position="3cm"/>
        </style:tab-stops>
      </style:paragraph-properties>
      <style:text-properties style:font-name="Hack" fo:font-family="Hack" style:font-style-name="Обычный" style:font-family-generic="modern" style:font-pitch="fixed" fo:font-size="9pt" fo:language="zxx" fo:country="none" fo:font-weight="normal"/>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141cm" style:contextual-spacing="true" fo:text-indent="0cm" style:auto-text-indent="false"/>
    </style:style>
    <style:style style:name="_5f_comment" style:display-name="_comment" style:family="paragraph" style:parent-style-name="_5f_text" style:master-page-name="">
      <style:paragraph-properties style:page-number="auto" fo:padding-left="0.199cm" fo:padding-right="0.199cm" fo:padding-top="0.049cm" fo:padding-bottom="0.049cm" fo:border="1.25pt solid #81d41a"/>
    </style:style>
    <style:style style:name="_5f_attention" style:display-name="_attention" style:family="paragraph" style:parent-style-name="_5f_code">
      <loext:graphic-properties draw:fill="none" draw:fill-color="#ffffa6"/>
      <style:paragraph-properties fo:background-color="transparent" style:border-line-width="0.026cm 0.004cm 0.053cm" fo:padding="0.101cm" fo:border="2.35pt double #ff5429"/>
      <style:text-properties style:font-name="Calibri Light1" fo:font-family="'Calibri Light'" style:font-style-name="Обычный" style:font-family-generic="swiss" style:font-pitch="variable" fo:font-size="10pt" fo:font-weight="bold"/>
    </style:style>
    <style:style style:name="_5f_paragraph" style:display-name="_paragraph" style:family="paragraph">
      <style:paragraph-properties fo:margin-left="0cm" fo:margin-right="0cm" fo:margin-top="0cm" fo:margin-bottom="0.199cm" style:contextual-spacing="false" fo:line-height="100%" fo:text-align="justify" style:justify-single-word="false" fo:text-indent="0.499cm" style:auto-text-indent="false"/>
      <style:text-properties style:font-name="Calibri Light1" fo:font-family="'Calibri Light'" style:font-style-name="Обычный" style:font-family-generic="swiss" style:font-pitch="variable" fo:font-size="11pt" fo:font-weight="250" officeooo:rsid="00409ea1"/>
    </style:style>
    <style:style style:name="_5f_heading_5f_top" style:display-name="_heading_top" style:family="paragraph" style:master-page-name="">
      <style:paragraph-properties fo:margin-top="0.3cm" fo:margin-bottom="0.3cm" style:contextual-spacing="true" fo:text-align="center" style:justify-single-word="false" style:page-number="auto">
        <style:tab-stops/>
      </style:paragraph-properties>
      <style:text-properties fo:font-variant="normal" fo:text-transform="none" style:font-name="Bebas Neue Pro" fo:font-family="'Bebas Neue Pro'" style:font-style-name="Обычный" style:font-family-generic="swiss" style:font-pitch="variable" fo:font-size="24pt"/>
    </style:style>
    <style:style style:name="_5f_heading_5f_middle_5f_1" style:display-name="_heading_middle_1" style:family="paragraph" style:parent-style-name="_5f_heading_5f_top">
      <style:text-properties fo:font-variant="normal" fo:text-transform="none" fo:font-size="18pt"/>
    </style:style>
    <style:style style:name="_5f_heading_5f_middle_5f_2" style:display-name="_heading_middle_2" style:family="paragraph" style:parent-style-name="_5f_heading_5f_middle_5f_1">
      <style:text-properties fo:font-size="16pt"/>
    </style:style>
    <style:style style:name="_5f_heading_5f_bottom" style:display-name="_heading_bottom" style:family="paragraph" style:parent-style-name="_5f_heading_5f_middle_5f_2" style:master-page-name="">
      <style:paragraph-properties fo:margin-left="1cm" fo:margin-right="0cm" fo:margin-top="0.199cm" fo:margin-bottom="0.199cm" style:contextual-spacing="false" fo:text-align="start" style:justify-single-word="false" fo:text-indent="0cm" style:auto-text-indent="false" style:page-number="auto">
        <style:tab-stops/>
      </style:paragraph-properties>
      <style:text-properties style:font-name="Bebas Neue Pro Expanded" fo:font-family="'Bebas Neue Pro Expanded'" style:font-style-name="Жирный" style:font-family-generic="swiss" style:font-pitch="variable" fo:font-size="14pt" fo:font-weight="bold"/>
    </style:style>
    <style:style style:name="_5f_list" style:display-name="_list" style:family="paragraph" style:parent-style-name="_5f_paragraph">
      <style:paragraph-properties fo:margin-left="0cm" fo:margin-right="0cm" fo:margin-top="0cm" fo:margin-bottom="0.199cm" style:contextual-spacing="true" fo:text-indent="0.101cm" style:auto-text-indent="false">
        <style:tab-stops>
          <style:tab-stop style:position="1cm"/>
          <style:tab-stop style:position="2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5f_examine" style:display-name="_examine" style:family="paragraph" style:parent-style-name="_5f_text" style:master-page-name="">
      <loext:graphic-properties draw:fill="none" draw:fill-color="#ff0000"/>
      <style:paragraph-properties fo:margin-left="0cm" fo:margin-right="0cm" fo:text-indent="0cm" style:auto-text-indent="false" style:page-number="auto" fo:background-color="transparent" fo:padding-left="0.199cm" fo:padding-right="0.199cm" fo:padding-top="0cm" fo:padding-bottom="0cm" fo:border="1.25pt solid #ff0000">
        <style:tab-stops/>
      </style:paragraph-properties>
      <style:text-properties style:use-window-font-color="true" loext:opacity="0%" style:font-name="Calibri Light" fo:font-family="'Calibri Light'" style:font-style-name="Жирный" style:font-family-generic="swiss" style:font-pitch="variable" fo:language="ru" fo:country="RU" fo:font-weight="bold" officeooo:rsid="001e3f4c"/>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 style:font-family-complex="'Lucida Sans'"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 style:font-family-complex="'Lucida Sans'"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4pt"/>
    </style:style>
    <style:style style:name="Заголовок_20_5_20_Знак" style:display-name="Заголовок 5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6_20_Знак" style:display-name="Заголовок 6 Знак" style:family="text" style:parent-style-name="Default_20_Paragraph_20_Font">
      <style:text-properties style:font-name="InputSansCompressed" fo:font-family="InputSansCompressed" style:font-family-generic="roman" style:font-pitch="variable" fo:font-style="italic" fo:font-weight="bold" style:font-name-asian="Microsoft YaHei" style:font-family-asian="'Microsoft YaHei'" style:font-family-generic-asian="system" style:font-pitch-asian="variable" style:font-style-asian="italic" style:font-weight-asian="bold" style:font-name-complex="Lucida Sans" style:font-family-complex="'Lucida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8_20_Знак" style:display-name="Заголовок 8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9_20_Знак" style:display-name="Заголовок 9 Знак" style:family="text" style:parent-style-name="Default_20_Paragraph_20_Font">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 style:font-family-complex="'Lucida Sans'" style:font-family-generic-complex="system" style:font-pitch-complex="variable" style:font-size-complex="10.5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bold" style:display-name="_bold" style:family="text">
      <style:text-properties style:font-name="Calibri Light" fo:font-family="'Calibri Light'" style:font-style-name="Жирный" style:font-family-generic="swiss" style:font-pitch="variable" fo:font-size="11pt" fo:language="zxx" fo:country="none" fo:font-weight="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Roboto Condensed" fo:font-family="'Roboto Condensed'" style:font-family-generic="roman" style:font-pitch="variable" fo:font-size="10pt" style:font-name-asian="Calibri1" style:font-family-asian="Calibri" style:font-family-generic-asian="system" style:font-pitch-asian="variable" style:font-size-asian="10pt" style:font-name-complex="Tahoma" style:font-family-complex="Tahoma" style:font-family-generic-complex="system" style:font-pitch-complex="variable" style:font-size-complex="10pt" style:language-complex="ar" style:country-complex="SA"/>
    </style:style>
    <style:style style:name="Тема_20_примечания_20_Знак" style:display-name="Тема примечания Знак" style:family="text" style:parent-style-name="Текст_20_примечания_20_Знак">
      <style:text-properties style:font-name="Roboto Condensed" fo:font-family="'Roboto Condensed'" style:font-family-generic="roman" style:font-pitch="variable" fo:font-size="10pt" fo:font-weight="bold" style:font-name-asian="Calibri1" style:font-family-asian="Calibri" style:font-family-generic-asian="system" style:font-pitch-asian="variable" style:font-size-asian="10pt" style:font-weight-asian="bold" style:font-name-complex="Tahoma" style:font-family-complex="Tahoma" style:font-family-generic-complex="system" style:font-pitch-complex="variable" style:font-size-complex="10pt" style:language-complex="ar" style:country-complex="SA" style:font-weight-complex="bold"/>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language-complex="ar" style:country-complex="SA"/>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1-22T15:57:18.762000000</dc:date>
    <meta:editing-duration>PT5H31M25S</meta:editing-duration>
    <meta:editing-cycles>11</meta:editing-cycles>
    <meta:document-statistic meta:table-count="0" meta:image-count="0" meta:object-count="0" meta:page-count="2" meta:paragraph-count="56" meta:word-count="350" meta:character-count="2845" meta:non-whitespace-character-count="2408"/>
  </office:meta>
</office:document-meta>
</file>